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fo:text-align="center"/>
    </style:style>
    <style:style style:name="P2" style:parent-style-name="Normal" style:family="paragraph">
      <style:text-properties fo:font-weight="bold" style:font-weight-asian="bold" style:font-weight-complex="bold"/>
    </style:style>
  </office:automatic-styles>
  <office:body>
    <office:text text:use-soft-page-breaks="true">
      <text:p text:style-name="P1">Veille Technologique</text:p>
      <text:p text:style-name="P2"/>
      <text:h text:style-name="Titre1" text:outline-level="1">The Last of Us :</text:h>
      <text:p text:style-name="Normal"/>
      <text:p text:style-name="Sous-titre">The Last of Us : la délicate adaptation du jeu à l’écran</text:p>
      <text:p text:style-name="Normal">Avec un succès critique auprès de la presse et du public, la série The Last of Us arrive enfin en DVD &amp; Blu-Ray. Attendue par de nombreux fans, la série a su s’imposer comme une production de grande qualité, malgré certains écueils inhérents au changement de médium entre le jeu vidéo et le format sériel. Revenons donc sur les contraintes auxquelles cette audacieuse adaptation a dû faire face.</text:p>
      <text:p text:style-name="Normal">……</text:p>
      <text:p text:style-name="Normal">Source :<text:s/><text:a xlink:href="https://leclaireur.fnac.com/article/cp58947-the-last-of-us-la-delicate-adaptation-du-jeu-a-lecran/" office:target-frame-name="_top" xlink:show="replace"><text:span text:style-name="Lienhypertexte">https://leclaireur.fnac.com/article/cp58947-the-last-of-us-la-delicate-adaptation-du-jeu-a-lecran/</text:span></text:a></text:p>
      <text:p text:style-name="Normal"/>
      <text:p text:style-name="Sous-titre">OÙ ET QUAND THE LAST OF US EST-ELLE DIFFUSÉE ?</text:p>
      <text:p text:style-name="Normal">The Last of Us est arrivé en France sur Amazon Prime Vidéo le 16 janvier, 24 heures seulement après le lancement de la série événement sur HBO, aux États-Unis.</text:p>
      <text:p text:style-name="Normal">Pour ceux qui aimeraient juste découvrir la série sans s'abonner à Prime, HBO diffuse gratuitement le premier épisode sur sa chaîne YouTube. Cependant, il faudra un VPN pour accéder à la vidéo depuis la France. Concernant le calendrier, chaque épisode est donc diffusé sur HBO et HBO Max aux États-Unis tous les dimanches, avant d'être disponible en France sur Prime Vidéo le lundi.</text:p>
      <text:p text:style-name="Normal">……</text:p>
      <text:p text:style-name="Normal">Source :<text:s/><text:a xlink:href="https://www.phonandroid.com/the-last-of-us-casting-plateforme-date-de-sortie-toutes-les-infos-sur-la-serie-evenement-de-hbo.html" office:target-frame-name="_top" xlink:show="replace"><text:span text:style-name="Lienhypertexte">https://www.phonandroid.com/the-last-of-us-casting-plateforme-date-de-sortie-toutes-les-infos-sur-la-serie-evenement-de-hbo.html</text:span></text:a></text:p>
      <text:p text:style-name="Normal"/>
      <text:h text:style-name="Titre1" text:outline-level="1">React/Vite :</text:h>
      <text:p text:style-name="Normal"/>
      <text:p text:style-name="Sous-titre">L'enquête State of JavaScript 2022 menée auprès des développeurs révèle que les frameworks Svelte, Solid et Qwik, ainsi que l'outil de build Vite, suscitent le plus grand intérêt.</text:p>
      <text:p text:style-name="Normal"><text:s/>Malgré la baisse d'intérêt, gardons en tête que React, Angular et Vue se maintiennent en tête du classement des framework les plus utilisés avec un taux de satisfaction élevé. En effet, React domine - 82 % des personnes interrogées qui ont utilisé React s'en serviront à nouveau - tandis que seulement 49 % et 46 % ont dit la même chose pour Angular et Vue, respectivement.</text:p>
      <text:p text:style-name="Normal">……</text:p>
      <text:p text:style-name="Normal">Source :<text:s/><text:a xlink:href="https://www.lemondeinformatique.fr/actualites/lire-rapport-javascript-2022-l-interet-pour-react-angular-et-vue-diminue-89200.html" office:target-frame-name="_top" xlink:show="replace"><text:span text:style-name="Lienhypertexte">https://www.lemondeinformatique.fr/actualites/lire-rapport-javascript-2022-l-interet-pour-react-angular-et-vue-diminue-89200.html</text:span></text:a></text:p>
      <text:p text:style-name="Normal"/>
      <text:p text:style-name="Sous-titre">Vite 5.0 is out!</text:p>
      <text:p text:style-name="Normal">Vite 4 was released almost a year ago, and it served as a solid base for the ecosystem. npm downloads per week jumped from 2.5 million to 7.5 million, as projects keep building on a shared infrastructure. Frameworks continued to innovate, and on top of Astro, Nuxt, SvelteKit, Solid Start, Qwik City, between others, we saw new frameworks joining and making the ecosystem stronger. RedwoodJS and Remix switching to Vite paves the way for further adoption in the React ecosystem. Vitest kept growing at an even faster pace than Vite. Its team has been hard at work and will soon release Vitest 1.0. The story of Vite when used with other tools such as Storybook, Nx, and Playwright kept improving, and the same goes for environments, with Vite dev working both in Deno and Bun.</text:p>
      <text:p text:style-name="Normal">……</text:p>
      <text:p text:style-name="Normal">Source :<text:s/><text:a xlink:href="https://vitejs.dev/blog/announcing-vite5" office:target-frame-name="_top" xlink:show="replace"><text:span text:style-name="Lienhypertexte">https://vitejs.dev/blog/announcing-vite5</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Sous-titre" style:display-name="Sous-titre" style:family="paragraph" style:parent-style-name="Normal" style:next-style-name="Normal">
      <style:text-properties style:font-name="Calibri" style:font-name-asian="Times New Roman" style:font-name-complex="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GAUD Steven</meta:initial-creator>
    <dc:creator>MAGAUD Steven</dc:creator>
    <meta:creation-date>2024-01-23T16:49:00Z</meta:creation-date>
    <dc:date>2024-01-24T07:47:00Z</dc:date>
    <meta:template xlink:href="Normal.dotm" xlink:type="simple"/>
    <meta:editing-cycles>4</meta:editing-cycles>
    <meta:editing-duration>PT21600S</meta:editing-duration>
    <meta:document-statistic meta:page-count="1" meta:paragraph-count="6" meta:word-count="515" meta:character-count="3346" meta:row-count="23" meta:non-whitespace-character-count="2837"/>
  </office:meta>
</office:document-meta>
</file>